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sans-serif"/>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174in" fo:margin-left="0.084in" fo:margin-right="0.0667in" table:align="margins" style:writing-mode="lr-tb"/>
    </style:style>
    <style:style style:name="Table7.A" style:family="table-column">
      <style:table-column-properties style:column-width="1.1681in" style:rel-column-width="12513*"/>
    </style:style>
    <style:style style:name="Table7.B" style:family="table-column">
      <style:table-column-properties style:column-width="1.9271in" style:rel-column-width="20644*"/>
    </style:style>
    <style:style style:name="Table7.C" style:family="table-column">
      <style:table-column-properties style:column-width="1.8118in" style:rel-column-width="19409*"/>
    </style:style>
    <style:style style:name="Table7.D" style:family="table-column">
      <style:table-column-properties style:column-width="1.2104in" style:rel-column-width="12969*"/>
    </style:style>
    <style:style style:name="Table7.1" style:family="table-row">
      <style:table-row-properties style:keep-together="true" fo:keep-together="auto"/>
    </style:style>
    <style:style style:name="Table7.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middle" fo:background-color="#f2f2f2"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D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D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7.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7.B5"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7.D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7.A10"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7.B10" style:family="table-cell">
      <style:table-cell-properties style:vertical-align="middle" fo:padding-left="0.075in" fo:padding-right="0.075in" fo:padding-top="0in" fo:padding-bottom="0in" fo:border-left="0.0069in solid #000000" fo:border-right="none" fo:border-top="none" fo:border-bottom="0.0139in solid #000000" style:writing-mode="lr-tb"/>
    </style:style>
    <style:style style:name="Table7.D10" style:family="table-cell">
      <style:table-cell-properties style:vertical-align="middle"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174in" fo:margin-left="0.084in" fo:margin-right="0.0667in" table:align="margins" style:writing-mode="lr-tb"/>
    </style:style>
    <style:style style:name="Table4.A" style:family="table-column">
      <style:table-column-properties style:column-width="1.1681in" style:rel-column-width="12513*"/>
    </style:style>
    <style:style style:name="Table4.B" style:family="table-column">
      <style:table-column-properties style:column-width="4.9493in" style:rel-column-width="53022*"/>
    </style:style>
    <style:style style:name="Table4.1" style:family="table-row">
      <style:table-row-properties style:keep-together="true" fo:keep-together="auto"/>
    </style:style>
    <style:style style:name="Table4.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middle" fo:background-color="#f2f2f2" fo:padding-left="0.075in" fo:padding-right="0.075in" fo:padding-top="0in" fo:padding-bottom="0in" fo:border-left="0.0069in solid #000000" fo:border-right="0.0069in solid #000000" fo:border-top="0.0139in solid #000000" fo:border-bottom="0.0069in solid #000000" style:writing-mode="lr-tb">
        <style:background-image/>
      </style:table-cell-properties>
    </style:style>
    <style:style style:name="Table4.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middle" fo:padding-left="0.075in" fo:padding-right="0.075in" fo:padding-top="0in" fo:padding-bottom="0in" fo:border="0.0069in solid #000000" style:writing-mode="lr-tb"/>
    </style:style>
    <style:style style:name="Table4.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4.A9"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B9" style:family="table-cell">
      <style:table-cell-properties style:vertical-align="middle" fo:padding-left="0.075in" fo:padding-right="0.075in" fo:padding-top="0in" fo:padding-bottom="0in" fo:border-left="0.0069in solid #000000" fo:border-right="0.0069in solid #000000" fo:border-top="none" fo:border-bottom="0.0139in solid #000000" style:writing-mode="lr-tb"/>
    </style:style>
    <style:style style:name="Table9" style:family="table">
      <style:table-properties style:width="6.1174in" fo:margin-left="0.084in" fo:margin-right="0.0667in" table:align="margins" style:writing-mode="lr-tb"/>
    </style:style>
    <style:style style:name="Table9.A" style:family="table-column">
      <style:table-column-properties style:column-width="2.9382in" style:rel-column-width="4231*"/>
    </style:style>
    <style:style style:name="Table9.B" style:family="table-column">
      <style:table-column-properties style:column-width="3.1792in" style:rel-column-width="4578*"/>
    </style:style>
    <style:style style:name="Table9.1" style:family="table-row">
      <style:table-row-properties style:keep-together="true" fo:keep-together="auto"/>
    </style:style>
    <style:style style:name="Table9.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middle" fo:background-color="#f2f2f2" fo:padding-left="0.075in" fo:padding-right="0.075in" fo:padding-top="0in" fo:padding-bottom="0in" fo:border-left="0.0069in solid #000000" fo:border-right="0.0069in solid #000000" fo:border-top="0.0139in solid #000000" fo:border-bottom="0.0069in solid #000000" style:writing-mode="lr-tb">
        <style:background-image/>
      </style:table-cell-properties>
    </style:style>
    <style:style style:name="Table9.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middle" fo:padding-left="0.075in" fo:padding-right="0.075in" fo:padding-top="0in" fo:padding-bottom="0in" fo:border="0.0069in solid #000000" style:writing-mode="lr-tb"/>
    </style:style>
    <style:style style:name="Table9.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9.B5"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0.6665in"/>
          <style:tab-stop style:position="6.2618in"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paragraph-properties fo:margin-left="0in" fo:margin-right="0.25in" fo:text-indent="0in"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tab-stops/>
      </style:paragraph-properties>
      <style:text-properties fo:font-size="11pt" style:font-size-asian="11pt"/>
    </style:style>
    <style:style style:name="P12" style:family="paragraph" style:parent-style-name="Header">
      <style:paragraph-properties style:snap-to-layout-grid="false">
        <style:tab-stops/>
      </style:paragraph-properties>
      <style:text-properties fo:font-size="11pt" style:font-size-asian="11pt"/>
    </style:style>
    <style:style style:name="P13" style:family="paragraph" style:parent-style-name="Main_20_Title">
      <style:paragraph-properties fo:break-before="page"/>
    </style:style>
    <style:style style:name="P14" style:family="paragraph" style:parent-style-name="Title">
      <style:paragraph-properties fo:text-align="end" style:justify-single-word="false"/>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Tabletext">
      <style:paragraph-properties style:snap-to-layout-grid="false"/>
      <style:text-properties fo:language="en" fo:country="GB"/>
    </style:style>
    <style:style style:name="P18" style:family="paragraph" style:parent-style-name="Caption">
      <style:paragraph-properties fo:margin-left="0.8862in" fo:margin-right="0.3965in" fo:text-indent="-0.5902in" style:auto-text-indent="false" fo:keep-with-next="alway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28" style:family="paragraph" style:parent-style-name="Standard" style:list-style-name="L10"/>
    <style:style style:name="P29" style:family="paragraph" style:parent-style-name="Standard" style:list-style-name="L11"/>
    <style:style style:name="P30" style:family="paragraph" style:parent-style-name="Caption">
      <style:paragraph-properties fo:margin-left="0.8862in" fo:margin-right="0.3965in" fo:text-indent="-0.5902in" style:auto-text-indent="false" fo:keep-with-next="always"/>
    </style:style>
    <style:style style:name="P31" style:family="paragraph" style:parent-style-name="Caption" style:list-style-name="">
      <style:paragraph-properties fo:margin-left="0.8862in" fo:margin-right="0.3965in" fo:margin-top="0.0835in" fo:margin-bottom="0.0835in" fo:text-indent="-0.5902in" style:auto-text-indent="false" fo:keep-with-next="always" style:text-autospace="none">
        <style:tab-stops/>
      </style:paragraph-properties>
      <style:text-properties fo:font-weight="bold" style:font-weight-asian="bold" style:font-weight-complex="bold"/>
    </style:style>
    <style:style style:name="P32" style:family="paragraph" style:parent-style-name="Heading_20_1">
      <style:paragraph-properties fo:break-before="page"/>
    </style:style>
    <style:style style:name="P33" style:family="paragraph" style:parent-style-name="Title" style:master-page-name="First_20_Page">
      <style:paragraph-properties fo:text-align="end" style:justify-single-word="false" style:page-number="auto"/>
    </style:style>
    <style:style style:name="P34"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35"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fo:font-variant="normal" fo:text-transform="none" fo:color="#1155cc" style:font-name="Arial1" fo:font-size="12pt" fo:letter-spacing="normal" fo:font-style="normal" fo:font-weight="normal"/>
    </style:style>
    <style:style style:name="T8" style:family="text">
      <style:text-properties fo:font-style="normal" style:font-style-asian="normal" style:font-style-complex="normal"/>
    </style:style>
    <style:style style:name="T9"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 text:name="SEQ &quot;Table&quot; \*Arabic"/>
      </text:user-field-decls>
      <text:p text:style-name="P33"/>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text:subject>Real-time bridge monitoring</text:subject></text:p>
      <text:p text:style-name="P14"><text:title>Team policy - Communication</text:title></text:p>
      <text:p text:style-name="P14"/>
      <text:p text:style-name="P14"><text:span text:style-name="T2">Version </text:span><text:span text:style-name="T2"><text:user-defined style:data-style-name="N0" text:name="Version Number">1.2</text:user-defined></text:span></text:p>
      <text:p text:style-name="Standard"/>
      <text:p text:style-name="P1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Date</text:p>
          </table:table-cell>
          <table:table-cell table:style-name="Table1.A1" office:value-type="string">
            <text:p text:style-name="P15">Version</text:p>
          </table:table-cell>
          <table:table-cell table:style-name="Table1.A1" office:value-type="string">
            <text:p text:style-name="P15">Description</text:p>
          </table:table-cell>
          <table:table-cell table:style-name="Table1.D1" office:value-type="string">
            <text:p text:style-name="P15">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6">Marko Brcic</text:p>
          </table:table-cell>
        </table:table-row>
        <table:table-row table:style-name="Table1.1">
          <table:table-cell table:style-name="Table1.A1" office:value-type="string">
            <text:p text:style-name="P17">2013-10-28</text:p>
          </table:table-cell>
          <table:table-cell table:style-name="Table1.A1" office:value-type="string">
            <text:p text:style-name="Tabletext">1.1</text:p>
          </table:table-cell>
          <table:table-cell table:style-name="Table1.A1" office:value-type="string">
            <text:p text:style-name="P16">Communication, Calendar, Meetings, Brainstorming, Tasks</text:p>
          </table:table-cell>
          <table:table-cell table:style-name="Table1.D1" office:value-type="string">
            <text:p text:style-name="P16">Marko Brcic</text:p>
          </table:table-cell>
        </table:table-row>
        <table:table-row table:style-name="Table1.1">
          <table:table-cell table:style-name="Table1.A1" office:value-type="string">
            <text:p text:style-name="P16">2013-11-11</text:p>
          </table:table-cell>
          <table:table-cell table:style-name="Table1.A1" office:value-type="string">
            <text:p text:style-name="Tabletext">1.2</text:p>
          </table:table-cell>
          <table:table-cell table:style-name="Table1.A1" office:value-type="string">
            <text:p text:style-name="P16">Tasks labels and milestones, corrected the meetings section</text:p>
          </table:table-cell>
          <table:table-cell table:style-name="Table1.D1" office:value-type="string">
            <text:p text:style-name="P16">Marko Brcic</text:p>
          </table:table-cell>
        </table:table-row>
        <table:table-row table:style-name="Table1.1">
          <table:table-cell table:style-name="Table1.A1" office:value-type="string">
            <text:p text:style-name="P16"/>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6"/>
          </table:table-cell>
        </table:table-row>
      </table:table>
      <text:p text:style-name="Standard"/>
      <text:h text:style-name="P32"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8565129855244293835" text:style-name="L1">
        <text:list-item>
          <text:p text:style-name="P19">Section 1, <text:span text:style-name="T3">Introduction,</text:span> describes contents of this guide, used documentation, intended audience, scope of the document and definitions and acronyms.</text:p>
        </text:list-item>
        <text:list-item>
          <text:p text:style-name="P19">Section 2, <text:span text:style-name="T4">Communication, </text:span><text:span text:style-name="T8">describes the communication tools and according accounts for each team member</text:span></text:p>
        </text:list-item>
        <text:list-item>
          <text:p text:style-name="P19">Section 3, <text:span text:style-name="T4">Calendar, </text:span><text:span text:style-name="T8">describes the calendars used and the way they are used</text:span></text:p>
        </text:list-item>
        <text:list-item>
          <text:p text:style-name="P19">Section 4, <text:span text:style-name="T4">Meetings, </text:span><text:span text:style-name="T8">describes policies for the meetings</text:span></text:p>
        </text:list-item>
        <text:list-item>
          <text:p text:style-name="P19">Section 5, <text:span text:style-name="T4">Brainstorming, </text:span><text:span text:style-name="T8">describes the tool used for brainstorming </text:span></text:p>
        </text:list-item>
        <text:list-item>
          <text:p text:style-name="P19">Section 6, <text:span text:style-name="T4">Tasks, </text:span><text:span text:style-name="T8">describes where and in what way the tasks should be written down and assigned to tam members</text:span></text:p>
        </text:list-item>
        <text:list-item>
          <text:p text:style-name="P19"><text:span text:style-name="T8">Section 7, Bug reporting, describes the rules for reporting bugs</text:span></text:p>
        </text:list-item>
      </text:list>
      <text:p text:style-name="Standard"/>
      <text:h text:style-name="Heading_20_2" text:outline-level="2">Intended Audience</text:h>
      <text:p text:style-name="Standard">The intended audience are team members.</text:p>
      <text:list xml:id="list117987072777041971" text:style-name="L2">
        <text:list-item>
          <text:p text:style-name="P20">Andrea Bottoli</text:p>
        </text:list-item>
        <text:list-item>
          <text:p text:style-name="P20">Dzana Kujan</text:p>
        </text:list-item>
        <text:list-item>
          <text:p text:style-name="P20">Lorenzo Pagliari</text:p>
        </text:list-item>
        <text:list-item>
          <text:p text:style-name="P20">Nikola Radisavljevic</text:p>
        </text:list-item>
        <text:list-item>
          <text:p text:style-name="P20">Jörn Tillmanns</text:p>
        </text:list-item>
        <text:list-item>
          <text:p text:style-name="P20">Fifo Miraldi</text:p>
        </text:list-item>
        <text:list-item>
          <text:p text:style-name="P20">Marko Brcic</text:p>
        </text:list-item>
        <text:list-item>
          <text:p text:style-name="P20">Ghazal Shojaee</text:p>
        </text:list-item>
        <text:list-item>
          <text:p text:style-name="P20">Elisabetta di Nitto</text:p>
        </text:list-item>
      </text:list>
      <text:list xml:id="list3812252776534583544" text:style-name="L3">
        <text:list-header>
          <text:p text:style-name="P21"/>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2"/>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text:soft-page-break/>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1"/>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32" text:outline-level="1">Communication</text:h>
      <text:p text:style-name="Standard"/>
      <text:p text:style-name="Standard"><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Member</text:p>
          </table:table-cell>
          <table:table-cell table:style-name="Table7.B1" office:value-type="string">
            <text:p text:style-name="P8">Email Communication</text:p>
          </table:table-cell>
          <table:table-cell table:style-name="Table7.B1" office:value-type="string">
            <text:p text:style-name="P8">Hangouts </text:p>
            <text:p text:style-name="P8">(voice + video)</text:p>
          </table:table-cell>
          <table:table-cell table:style-name="Table7.D1" office:value-type="string">
            <text:p text:style-name="P8">Skype (chat)</text:p>
          </table:table-cell>
        </table:table-row>
        <table:table-row table:style-name="Table7.1">
          <table:table-cell table:style-name="Table7.A2" office:value-type="string">
            <text:p text:style-name="Standard"><text:span text:style-name="Acronyms"><text:span text:style-name="T6">Andrea Bottoli</text:span></text:span></text:p>
          </table:table-cell>
          <table:table-cell table:style-name="Table7.B2" office:value-type="string">
            <text:p text:style-name="Standard">andrea.bottoli@mail.polimi.it</text:p>
          </table:table-cell>
          <table:table-cell table:style-name="Table7.B2" office:value-type="string">
            <text:p text:style-name="Standard">andrea.bottoli15@gmail.com</text:p>
          </table:table-cell>
          <table:table-cell table:style-name="Table7.D2" office:value-type="string">
            <text:p text:style-name="Standard">a_bottoli</text:p>
          </table:table-cell>
        </table:table-row>
        <table:table-row table:style-name="Table7.1">
          <table:table-cell table:style-name="Table7.A2" office:value-type="string">
            <text:p text:style-name="Standard">Lorenzo Pagliari</text:p>
          </table:table-cell>
          <table:table-cell table:style-name="Table7.B2" office:value-type="string">
            <text:p text:style-name="Standard">lorenzo.pagliari@mail.polimi.it</text:p>
          </table:table-cell>
          <table:table-cell table:style-name="Table7.B2" office:value-type="string">
            <text:p text:style-name="Standard">batacchio89@gmail.com</text:p>
          </table:table-cell>
          <table:table-cell table:style-name="Table7.D2" office:value-type="string">
            <text:p text:style-name="Standard">lorenzo_pagliari</text:p>
          </table:table-cell>
        </table:table-row>
        <table:table-row table:style-name="Table7.1">
          <table:table-cell table:style-name="Table7.A2" office:value-type="string">
            <text:p text:style-name="Standard">Dzana Kujan</text:p>
          </table:table-cell>
          <table:table-cell table:style-name="Table7.B2" office:value-type="string">
            <text:p text:style-name="Standard">dkn12003@student.mdh.se</text:p>
          </table:table-cell>
          <table:table-cell table:style-name="Table7.B2" office:value-type="string">
            <text:p text:style-name="Standard">dzana.kujan@gmail.com</text:p>
          </table:table-cell>
          <table:table-cell table:style-name="Table7.D2" office:value-type="string">
            <text:p text:style-name="Standard">dzana.kujan</text:p>
            <text:p text:style-name="Standard"/>
          </table:table-cell>
        </table:table-row>
        <table:table-row table:style-name="Table7.1">
          <table:table-cell table:style-name="Table7.A5" office:value-type="string">
            <text:p text:style-name="Standard">Nikola Radisavljevic</text:p>
          </table:table-cell>
          <table:table-cell table:style-name="Table7.B5" office:value-type="string">
            <text:p text:style-name="Standard">ratke89@gmail.com</text:p>
          </table:table-cell>
          <table:table-cell table:style-name="Table7.B5" office:value-type="string">
            <text:p text:style-name="Standard">ratke89@gmail.com</text:p>
          </table:table-cell>
          <table:table-cell table:style-name="Table7.D5" office:value-type="string">
            <text:p text:style-name="Standard">gerilarson89</text:p>
          </table:table-cell>
        </table:table-row>
        <table:table-row table:style-name="Table7.1">
          <table:table-cell table:style-name="Table7.A5" office:value-type="string">
            <text:p text:style-name="Standard">Fifo Miraldi</text:p>
          </table:table-cell>
          <table:table-cell table:style-name="Table7.B5" office:value-type="string">
            <text:p text:style-name="Standard">mfo12002@student.mdh.se</text:p>
          </table:table-cell>
          <table:table-cell table:style-name="Table7.B5" office:value-type="string">
            <text:p text:style-name="Standard">miraldi10@gmail.com</text:p>
          </table:table-cell>
          <table:table-cell table:style-name="Table7.D5" office:value-type="string">
            <text:p text:style-name="Standard">miraldi.fifo</text:p>
          </table:table-cell>
        </table:table-row>
        <table:table-row table:style-name="Table7.1">
          <table:table-cell table:style-name="Table7.A5" office:value-type="string">
            <text:p text:style-name="Standard">Jorn Tillmanns</text:p>
          </table:table-cell>
          <table:table-cell table:style-name="Table7.B5" office:value-type="string">
            <text:p text:style-name="Standard">jts13002@student.mdh.se</text:p>
          </table:table-cell>
          <table:table-cell table:style-name="Table7.B5" office:value-type="string">
            <text:p text:style-name="Standard">finglan31@gmail.com</text:p>
          </table:table-cell>
          <table:table-cell table:style-name="Table7.D5" office:value-type="string">
            <text:p text:style-name="Standard">the-cuddliest-of-9</text:p>
          </table:table-cell>
        </table:table-row>
        <table:table-row table:style-name="Table7.1">
          <table:table-cell table:style-name="Table7.A5" office:value-type="string">
            <text:p text:style-name="Standard">Marko Brcic</text:p>
          </table:table-cell>
          <table:table-cell table:style-name="Table7.B5" office:value-type="string">
            <text:p text:style-name="Standard">brcinho@gmail.com</text:p>
          </table:table-cell>
          <table:table-cell table:style-name="Table7.B5" office:value-type="string">
            <text:p text:style-name="Standard">brcinho@gmail.com</text:p>
          </table:table-cell>
          <table:table-cell table:style-name="Table7.D5" office:value-type="string">
            <text:p text:style-name="Standard">brcinho</text:p>
          </table:table-cell>
        </table:table-row>
        <table:table-row table:style-name="Table7.1">
          <table:table-cell table:style-name="Table7.A5" office:value-type="string">
            <text:p text:style-name="Standard">Ghazal Shojaee</text:p>
          </table:table-cell>
          <table:table-cell table:style-name="Table7.B5" office:value-type="string">
            <text:p text:style-name="Standard">ghazal.sho@gmail.com</text:p>
          </table:table-cell>
          <table:table-cell table:style-name="Table7.B5" office:value-type="string">
            <text:p text:style-name="Standard">ghazal.sho@gmail.com</text:p>
          </table:table-cell>
          <table:table-cell table:style-name="Table7.D5" office:value-type="string">
            <text:p text:style-name="Standard">ghazal.sho</text:p>
          </table:table-cell>
        </table:table-row>
        <table:table-row table:style-name="Table7.1">
          <table:table-cell table:style-name="Table7.A10" office:value-type="string">
            <text:p text:style-name="Standard">Elisabetta di Nitto</text:p>
          </table:table-cell>
          <table:table-cell table:style-name="Table7.B10" office:value-type="string">
            <text:p text:style-name="Standard">elisabetta.dinitto@polimi.it</text:p>
          </table:table-cell>
          <table:table-cell table:style-name="Table7.B10" office:value-type="string">
            <text:p text:style-name="Standard"/>
          </table:table-cell>
          <table:table-cell table:style-name="Table7.D10" office:value-type="string">
            <text:p text:style-name="Standard"/>
          </table:table-cell>
        </table:table-row>
      </table:table>
      <text:p text:style-name="P18">Table <text:sequence text:ref-name="refTable0" text:name="Table" text:formula="ooow:Table+1" style:num-format="1">1</text:sequence>.<text:tab/>Communication accounts for collaboration </text:p>
      <text:p text:style-name="Standard"/>
      <text:h text:style-name="Heading_20_1" text:outline-level="1">Calendars</text:h>
      <text:p text:style-name="Standard"/>
      <text:list xml:id="list5496105256778112037" text:style-name="L4">
        <text:list-item>
          <text:p text:style-name="P22">Official team calendar where all the meetings and internal deadlines should be written</text:p>
        </text:list-item>
      </text:list>
      <text:list xml:id="list7099492975820956047" text:style-name="L5">
        <text:list-header>
          <text:p text:style-name="P23"><text:a xlink:type="simple" xlink:href="https://www.google.com/calendar/ical/urfdcqcihe8i4kqme4kq7qubs0%40group.calendar.google.com/private-ecc65db365b24a2ccb5db8af28d81330/basic.ics" office:target-frame-name="_blank" xlink:show="new"><text:span text:style-name="T7">https://www.google.com/calendar/ical/urfdcqcihe8i4kqme4kq7qubs0%40group.calendar.google.com/private-ecc65db365b24a2ccb5db8af28d81330/basic.ics</text:span></text:a> </text:p>
        </text:list-header>
      </text:list>
      <text:p text:style-name="Standard"/>
      <text:list xml:id="list28619116" text:continue-numbering="true" text:style-name="L5">
        <text:list-item>
          <text:p text:style-name="P23">Official calendar from the course where all the major deadlines for the project are written</text:p>
          <text:p text:style-name="P23"><text:a xlink:type="simple" xlink:href="https://www.google.com/calendar/ical/c3r8el57h0i47mo2ti7b5g4cqk%40group.calendar.google.com/public/basic.ics" office:target-frame-name="_blank" xlink:show="new"><text:span text:style-name="T7">https://www.google.com/calendar/ical/c3r8el57h0i47mo2ti7b5g4cqk%40group.calendar.google.com/public/basic.ics</text:span></text:a> </text:p>
          <text:p text:style-name="P23"/>
        </text:list-item>
      </text:list>
      <text:p text:style-name="Standard"/>
      <text:h text:style-name="Heading_20_1" text:outline-level="1">Meetings</text:h>
      <text:p text:style-name="Standard"/>
      <text:list xml:id="list5428220397396015410" text:style-name="L6">
        <text:list-item>
          <text:p text:style-name="P24">Weekly meetings and other needed meetings scheduled based on the Doodle pools results</text:p>
        </text:list-item>
        <text:list-item>
          <text:p text:style-name="P24">Chatting communication performed on Skype</text:p>
        </text:list-item>
        <text:list-item>
          <text:p text:style-name="P24">Voice and video communication performed on Hangouts</text:p>
        </text:list-item>
        <text:list-item>
          <text:p text:style-name="P24">Weekly meetings scheduled on Monday and Tuesday 07:00 PM (GMT + 1:00)</text:p>
        </text:list-item>
        <text:list-item>
          <text:p text:style-name="P24">The meeting agenda and topics should be proposed and written down before each meeting</text:p>
        </text:list-item>
        <text:list-item>
          <text:p text:style-name="P24">Project leader will lead each meeting, if he is unavailable then vice project leader, or team leader after will lead the meeting</text:p>
        </text:list-item>
      </text:list>
      <text:p text:style-name="Standard"/>
      <text:h text:style-name="Heading_20_1" text:outline-level="1">Brainstorming</text:h>
      <text:p text:style-name="Standard"/>
      <text:list xml:id="list6840991285969461532" text:style-name="L7">
        <text:list-item>
          <text:p text:style-name="P25">We picked a Google spreadsheet as our way of brainstorming and writing proposals and other thing we need to agree upon. Spreadsheet is available only to the people which have access rights for it. </text:p>
        </text:list-item>
      </text:list>
      <text:list xml:id="list623242175039911372" text:style-name="L8">
        <text:list-header>
          <text:p text:style-name="P26"><text:a xlink:type="simple" xlink:href="https://docs.google.com/spreadsheet/ccc?key=0Av4gfXKOIRzodElnUF95Wm1kV3ZiQ1lSd09kTloxaGc&amp;usp=sharing#gid=0">https://docs.google.com/spreadsheet/ccc?key=0Av4gfXKOIRzodElnUF95Wm1kV3ZiQ1lSd09kTloxaGc&amp;usp=sharing#gid=0</text:a> </text:p>
        </text:list-header>
      </text:list>
      <text:p text:style-name="Standard"/>
      <text:p text:style-name="Standard"/>
      <text:h text:style-name="Heading_20_1" text:outline-level="1"><text:soft-page-break/>Tasks</text:h>
      <text:p text:style-name="Standard"/>
      <text:p text:style-name="Standard"><text:tab/>We started writing tasks to Google spreadsheet but we agreed that we will transfer all the data to Github, so from now on all the tasks need to be defined in Github and they can easily be viewed also with plug-in available for Eclipse.</text:p>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8">Label</text:p>
          </table:table-cell>
          <table:table-cell table:style-name="Table4.B1" office:value-type="string">
            <text:p text:style-name="P8">Description</text:p>
          </table:table-cell>
        </table:table-row>
        <table:table-row table:style-name="Table4.1">
          <table:table-cell table:style-name="Table4.A2" office:value-type="string">
            <text:p text:style-name="Standard"><text:span text:style-name="Acronyms"><text:span text:style-name="T6">administration</text:span></text:span></text:p>
          </table:table-cell>
          <table:table-cell table:style-name="Table4.B2" office:value-type="string">
            <text:p text:style-name="Standard">Administration of database or virtual machine</text:p>
          </table:table-cell>
        </table:table-row>
        <table:table-row table:style-name="Table4.1">
          <table:table-cell table:style-name="Table4.A2" office:value-type="string">
            <text:p text:style-name="Standard">database</text:p>
          </table:table-cell>
          <table:table-cell table:style-name="Table4.B2" office:value-type="string">
            <text:p text:style-name="Standard">Database modeling </text:p>
          </table:table-cell>
        </table:table-row>
        <table:table-row table:style-name="Table4.1">
          <table:table-cell table:style-name="Table4.A2" office:value-type="string">
            <text:p text:style-name="Standard">documentation</text:p>
          </table:table-cell>
          <table:table-cell table:style-name="Table4.B2" office:value-type="string">
            <text:p text:style-name="Standard">Documentation writing or updating</text:p>
          </table:table-cell>
        </table:table-row>
        <table:table-row table:style-name="Table4.1">
          <table:table-cell table:style-name="Table4.A5" office:value-type="string">
            <text:p text:style-name="Standard">implementation</text:p>
          </table:table-cell>
          <table:table-cell table:style-name="Table4.B5" office:value-type="string">
            <text:p text:style-name="Standard">Implementation of web application in java</text:p>
          </table:table-cell>
        </table:table-row>
        <table:table-row table:style-name="Table4.1">
          <table:table-cell table:style-name="Table4.A5" office:value-type="string">
            <text:p text:style-name="Standard">organization</text:p>
          </table:table-cell>
          <table:table-cell table:style-name="Table4.B5" office:value-type="string">
            <text:p text:style-name="Standard">Organization of the project</text:p>
          </table:table-cell>
        </table:table-row>
        <table:table-row table:style-name="Table4.1">
          <table:table-cell table:style-name="Table4.A5" office:value-type="string">
            <text:p text:style-name="Standard">other</text:p>
          </table:table-cell>
          <table:table-cell table:style-name="Table4.B5" office:value-type="string">
            <text:p text:style-name="Standard">Other things not mentioned in other labels</text:p>
          </table:table-cell>
        </table:table-row>
        <table:table-row table:style-name="Table4.1">
          <table:table-cell table:style-name="Table4.A5" office:value-type="string">
            <text:p text:style-name="Standard">bugs</text:p>
          </table:table-cell>
          <table:table-cell table:style-name="Table4.B5" office:value-type="string">
            <text:p text:style-name="Standard">Bugs in the system that need to be corrected</text:p>
          </table:table-cell>
        </table:table-row>
        <table:table-row table:style-name="Table4.1">
          <table:table-cell table:style-name="Table4.A9" office:value-type="string">
            <text:p text:style-name="Standard">testing</text:p>
          </table:table-cell>
          <table:table-cell table:style-name="Table4.B9" office:value-type="string">
            <text:p text:style-name="Standard">Testing the web application project in Java</text:p>
          </table:table-cell>
        </table:table-row>
      </table:table>
      <text:p text:style-name="P18">Table <text:sequence text:ref-name="refTable1" text:name="Table" text:formula="ooow:Table+1" style:num-format="1">2</text:sequence>.<text:tab/>Labels for tasks on Github</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8">Milestone</text:p>
          </table:table-cell>
          <table:table-cell table:style-name="Table9.B1" office:value-type="string">
            <text:p text:style-name="P8">Date</text:p>
          </table:table-cell>
        </table:table-row>
        <table:table-row table:style-name="Table9.1">
          <table:table-cell table:style-name="Table9.A2" office:value-type="string">
            <text:p text:style-name="Standard"><text:span text:style-name="Acronyms"><text:span text:style-name="T6">Project Vision and Project Plan</text:span></text:span></text:p>
          </table:table-cell>
          <table:table-cell table:style-name="Table9.B2" office:value-type="string">
            <text:p text:style-name="Standard">17.11.2013</text:p>
          </table:table-cell>
        </table:table-row>
        <table:table-row table:style-name="Table9.1">
          <table:table-cell table:style-name="Table9.A2" office:value-type="string">
            <text:p text:style-name="Standard">Requirements Gathering</text:p>
          </table:table-cell>
          <table:table-cell table:style-name="Table9.B2" office:value-type="string">
            <text:p text:style-name="Standard">17.11.2013</text:p>
          </table:table-cell>
        </table:table-row>
        <table:table-row table:style-name="Table9.1">
          <table:table-cell table:style-name="Table9.A2" office:value-type="string">
            <text:p text:style-name="Standard">Design</text:p>
          </table:table-cell>
          <table:table-cell table:style-name="Table9.B2" office:value-type="string">
            <text:p text:style-name="Standard">17.11.2013</text:p>
          </table:table-cell>
        </table:table-row>
        <table:table-row table:style-name="Table9.1">
          <table:table-cell table:style-name="Table9.A5" office:value-type="string">
            <text:p text:style-name="Standard">Alpha Prototype18.11.2013</text:p>
          </table:table-cell>
          <table:table-cell table:style-name="Table9.B5" office:value-type="string">
            <text:p text:style-name="Standard">28.11.2013</text:p>
          </table:table-cell>
        </table:table-row>
        <table:table-row table:style-name="Table9.1">
          <table:table-cell table:style-name="Table9.A5" office:value-type="string">
            <text:p text:style-name="Standard">2. Status Report</text:p>
          </table:table-cell>
          <table:table-cell table:style-name="Table9.B5" office:value-type="string">
            <text:p text:style-name="Standard">05.12.2013</text:p>
          </table:table-cell>
        </table:table-row>
        <table:table-row table:style-name="Table9.1">
          <table:table-cell table:style-name="Table9.A5" office:value-type="string">
            <text:p text:style-name="Standard">Beta Prototype</text:p>
          </table:table-cell>
          <table:table-cell table:style-name="Table9.B5" office:value-type="string">
            <text:p text:style-name="Standard">19.12.2013</text:p>
          </table:table-cell>
        </table:table-row>
        <table:table-row table:style-name="Table9.1">
          <table:table-cell table:style-name="Table9.A5" office:value-type="string">
            <text:p text:style-name="Standard">Final Presentation</text:p>
          </table:table-cell>
          <table:table-cell table:style-name="Table9.B5" office:value-type="string">
            <text:p text:style-name="Standard">09.01.2013</text:p>
          </table:table-cell>
        </table:table-row>
      </table:table>
      <text:p text:style-name="P31">Table <text:sequence text:ref-name="refTable2" text:name="Table" text:formula="ooow:Table+1" style:num-format="1">3</text:sequence>.<text:tab/>Labels for tasks on Github</text:p>
      <text:p text:style-name="Standard"/>
      <text:h text:style-name="Heading_20_1" text:outline-level="1">Bug reporting</text:h>
      <text:p text:style-name="Standard"/>
      <text:p text:style-name="Standard">When bug is encountered one should first try to resolve it. If after a short period of time, one doesn't succeed, bug reporting should be carried out correctly:</text:p>
      <text:p text:style-name="Standard"/>
      <text:list xml:id="list7478384559793457524" text:style-name="L10">
        <text:list-item>
          <text:p text:style-name="P28">The task should be made as Github issue</text:p>
        </text:list-item>
        <text:list-item>
          <text:p text:style-name="P28">The task should be assigned with label “bug”</text:p>
        </text:list-item>
        <text:list-item>
          <text:p text:style-name="P28">If one knows which team member was responsible for developing the part of code that produced the bug, he should assign that team member to that issue.</text:p>
        </text:list-item>
      </text:list>
      <text:p text:style-name="Standard"/>
      <text:p text:style-name="Standard">Team members should periodically look at the list of tasks that are bugs and are not assigned to anybody to try to recognize that the bug was supposed to be assigned to them. If they find such a task, they should do the following:</text:p>
      <text:p text:style-name="Standard"/>
      <text:list xml:id="list8823006589757749510" text:style-name="L11">
        <text:list-item>
          <text:p text:style-name="P29">Assign the task to themselves</text:p>
        </text:list-item>
        <text:list-item>
          <text:p text:style-name="P29">Try to solve the bug</text:p>
        </text:list-item>
        <text:list-item>
          <text:p text:style-name="P29">If they don't succeed to solve the bug in a short period of time, they should ask for help from the other team members</text:p>
        </text:list-item>
      </text:list>
      <text:h text:style-name="P32"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6.5in" style:leader-char=" " style:with-tab="false"/>
          </text:illustration-index-entry-template>
        </text:illustration-index-source>
        <text:index-body>
          <text:p text:style-name="P34">Table 1. Communication accounts for collaboration <text:tab/>5</text:p>
          <text:p text:style-name="P34">Table 2. Labels for tasks on Github<text:tab/>6</text:p>
          <text:p text:style-name="P34">Table 3. Labels for tasks on Github<text:tab/>6</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sans-serif"/>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format="1" text:display-levels="2">
        <style:list-level-properties/>
      </text:list-level-style-number>
      <text:list-level-style-number text:level="3" text:style-name="RTF_5f_Num_20_4_20_3" style:num-format="1" text:display-levels="3">
        <style:list-level-properties/>
      </text:list-level-style-number>
      <text:list-level-style-number text:level="4" text:style-name="RTF_5f_Num_20_4_20_4" style:num-format="1" text:display-levels="4">
        <style:list-level-properties/>
      </text:list-level-style-number>
      <text:list-level-style-number text:level="5" text:style-name="RTF_5f_Num_20_4_20_5" style:num-format="1" text:display-levels="5">
        <style:list-level-properties/>
      </text:list-level-style-number>
      <text:list-level-style-number text:level="6" text:style-name="RTF_5f_Num_20_4_20_6" style:num-format="1" text:display-levels="6">
        <style:list-level-properties/>
      </text:list-level-style-number>
      <text:list-level-style-number text:level="7" text:style-name="RTF_5f_Num_20_4_20_7" style:num-format="1" text:display-levels="7">
        <style:list-level-properties/>
      </text:list-level-style-number>
      <text:list-level-style-number text:level="8" text:style-name="RTF_5f_Num_20_4_20_8" style:num-format="1" text:display-levels="8">
        <style:list-level-properties/>
      </text:list-level-style-number>
      <text:list-level-style-number text:level="9" text:style-name="RTF_5f_Num_20_4_20_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2"><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28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cic</dc:creator>
    <dc:date>2013-11-11T08:46:44.29</dc:date>
    <meta:print-date>2000-10-31T09:28:00</meta:print-date>
    <meta:editing-cycles>30</meta:editing-cycles>
    <meta:editing-duration>PT10H43M37S</meta:editing-duration>
    <meta:generator>OpenOffice/4.0.0$Win32 OpenOffice.org_project/400m3$Build-9702</meta:generator>
    <meta:document-statistic meta:table-count="8" meta:image-count="3" meta:object-count="0" meta:page-count="7" meta:paragraph-count="168" meta:word-count="839" meta:character-count="5789"/>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